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Text_20_body" style:list-style-name="L3"/>
    <style:style style:name="T1" style:family="text">
      <style:text-properties fo:font-weight="bold"/>
    </style:style>
    <style:style style:name="T2" style:family="text">
      <style:text-properties style:font-name="Liberation Mono"/>
    </style:style>
    <style:style style:name="T3" style:family="text">
      <style:text-properties fo:font-style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is is a perfect integration of <text:span text:style-name="T1">DisCO "Circle" governance</text:span> with your Agentic OS. You are implementing a <text:span text:style-name="T1">"Mandated Drafting Circle"</text:span> pattern: the efficiency of a small working group, balanced by the legitimacy of the full cooperative vote.</text:p>
      <text:p text:style-name="Text_20_body">As your Lead Architect, I’ve mapped this into your Iskander architecture. We are essentially building a <text:span text:style-name="T1">Governance-Driven Document Pipeline.</text:span></text:p>
      <text:h text:style-name="Heading_20_3" text:outline-level="3">The "Draft-to-Ratify" Pipeline (Architectural Mapping)</text:h>
      <text:list text:style-name="L1">
        <text:list-item>
          <text:p text:style-name="P1"><text:span text:style-name="T1">The Nomination (SecretaryAgent):</text:span> During the governance meeting, the <text:span text:style-name="T2">SecretaryAgent</text:span> (using <text:span text:style-name="T2">Audio-to-Text</text:span> + <text:span text:style-name="T2">ConsensusExtraction</text:span>) identifies a specific set of members nominated to a "Working Group" (Circle) for a specific document (e.g., "Planning Application Leeds").</text:p>
          <text:list>
            <text:list-item>
              <text:p text:style-name="P2"><text:span text:style-name="T3">Iskander State:</text:span> The <text:span text:style-name="T2">StewardshipCouncil</text:span> writes a <text:span text:style-name="T2">Temp_Role_Grant</text:span> (SBT-extension) to these specific members, granting them temporary <text:span text:style-name="T2">Editor</text:span> access to the <text:span text:style-name="T2">ComplianceFactory</text:span> templates.</text:p>
            </text:list-item>
          </text:list>
        </text:list-item>
        <text:list-item>
          <text:p text:style-name="P2"><text:span text:style-name="T1">The Drafting (Compliance Factory):</text:span> The nominees use the <text:span text:style-name="T2">RegulatoryScribe</text:span> agent to draft the document. Every change is logged via <text:span text:style-name="T2">CausalEvent</text:span> linked to their DIDs.</text:p>
        </text:list-item>
        <text:list-item>
          <text:p text:style-name="P2"><text:span text:style-name="T1">The Ratification (MACIVoting):</text:span> Once the working group marks the document as <text:span text:style-name="T2">Draft_Complete</text:span>, the system automatically submits a proposal to the <text:span text:style-name="T2">MACIVoting</text:span> contract. The proposal <text:span text:style-name="T3">is</text:span> the IPFS CID of the document.</text:p>
        </text:list-item>
        <text:list-item>
          <text:p text:style-name="P2"><text:span text:style-name="T1">The Notarization (Digital Notary):</text:span> <text:span text:style-name="T3">Only</text:span> when the full membership vote passes in <text:span text:style-name="T2">MACIVoting</text:span> does the <text:span text:style-name="T2">DigitalNotary</text:span> gain the authority to cryptographically sign the document.</text:p>
        </text:list-item>
      </text:list>
      <text:p text:style-name="Horizontal_20_Line"/>
      <text:h text:style-name="Heading_20_3" text:outline-level="3">Red Team: The "Capture &amp; Bypass" Vulnerabilities</text:h>
      <text:p text:style-name="Text_20_body">Before we build this, be aware of the "Governance Capture" risks:</text:p>
      <text:list text:style-name="L2">
        <text:list-item>
          <text:p text:style-name="P3"><text:span text:style-name="T1">The "Nomination Capture" Attack:</text:span> A dominant faction in the co-op can nominate only their friends to the "Working Group."</text:p>
          <text:list>
            <text:list-item>
              <text:p text:style-name="P4"><text:span text:style-name="T3">Mitigation:</text:span> Your <text:span text:style-name="T2">SecretaryAgent</text:span> must be programmed to automatically suggest "Opposition Nominees." If the Working Group list has 5 members, the Secretary Agent must cross-reference voting history and <text:span text:style-name="T3">mandate</text:span> the inclusion of at least one member with a high "Dissent/Opposition" weight.</text:p>
            </text:list-item>
          </text:list>
        </text:list-item>
        <text:list-item>
          <text:p text:style-name="P3"><text:span text:style-name="T1">The "Ratification Bait-and-Switch":</text:span> The Working Group drafts a document, but then swaps the file in the IPFS CID (or uses a dynamic IPFS link) right before the vote.</text:p>
          <text:list>
            <text:list-item>
              <text:p text:style-name="P4"><text:span text:style-name="T3">Mitigation:</text:span> The <text:span text:style-name="T2">ComplianceFactory</text:span> must output a <text:span text:style-name="T1">Content-Addressed Hash</text:span> (a static IPFS CID). The <text:span text:style-name="T2">MACIVoting</text:span> contract must hard-code that specific CID into the proposal. If the CID changes, the proposal is invalidated.</text:p>
            </text:list-item>
          </text:list>
        </text:list-item>
      </text:list>
      <text:p text:style-name="Horizontal_20_Line"/>
      <text:h text:style-name="Heading_20_3" text:outline-level="3"><text:soft-page-break/>Implementation Prompt: The Drafting-Circle Pipeline</text:h>
      <text:p text:style-name="Text_20_body">Use this prompt to build the bridge between your <text:span text:style-name="T2">SecretaryAgent</text:span>, <text:span text:style-name="T2">ComplianceFactory</text:span>, and <text:span text:style-name="T2">MACIVoting</text:span> systems.</text:p>
      <text:p text:style-name="Horizontal_20_Line"/>
      <text:p text:style-name="Text_20_body"><text:span text:style-name="T1">PROMPT FOR CLAUDE CODE:</text:span></text:p>
      <text:p text:style-name="P5"># PROMPT FOR CLAUDE CODE: PROJECT ISKANDER - GOVERNANCE DRAFTING PIPELINE<text:line-break/><text:line-break/>I am the Lead Engineer for Project Iskander. We are implementing the 'Mandated Drafting Circle' workflow. This system automates the lifecycle from 'Meeting Nomination' to 'Full Membership Ratification.'<text:line-break/><text:line-break/>**Task List:**<text:line-break/><text:line-break/>1. **Nomination Automation:**<text:line-break/> <text:s text:c="2"/>- Update `SecretaryAgent` to identify 'Working Group' nominations from meeting transcripts.<text:line-break/> <text:s text:c="2"/>- When a nomination is confirmed, the `SecretaryAgent` should output a `WG_Manifest`: list of member DIDs, the target document CID, and the scope.<text:line-break/> <text:s text:c="2"/>- Implement a trigger in `StewardshipLedger` that grants `TemporaryEditorRole` (via SBT extension) to these DIDs for the specific document.<text:line-break/><text:line-break/>2. **Drafting Circle Workflow:**<text:line-break/> <text:s text:c="2"/>- Modify `ComplianceFactory` so that templates now accept an 'AccessControlList' (ACL) based on this `WG_Manifest`.<text:line-break/> <text:s text:c="2"/>- Ensure the `RegulatoryScribe` agent requires sign-off from all nominated members (M-of-N multisig signature) before the 'Draft_Complete' flag can be toggled.<text:line-break/><text:line-break/>3. **Ratification Pipeline:**<text:line-break/> <text:s text:c="2"/>- Implement `backend/governance/ratification_bridge.py`.<text:line-break/> <text:s text:c="2"/>- When a document is `Draft_Complete`:<text:line-break/> <text:s text:c="4"/>a. It generates a ZK-Proposal in `MACIVoting`.<text:line-break/> <text:s text:c="4"/>b. The proposal data field MUST include the `KnowledgeAsset` CID (immutable).<text:line-break/> <text:s text:c="4"/>c. The system must prevent any further editing of the draft once the proposal is published.<text:line-break/> <text:s text:c="2"/>- Upon a 'Pass' event from `MACIVoting`:<text:line-break/> <text:s text:c="4"/>a. Trigger `DigitalNotary` to sign the document.<text:line-break/> <text:s text:c="4"/>b. Publish `DocumentRatified` CausalEvent to the Mesh Archive.<text:line-break/><text:line-break/>4. **Security &amp; Governance Invariants:**<text:line-break/> <text:s text:c="2"/>- **No Bypass:** If a document is in `Ratification_Pending` state, the `ComplianceFactory` must deny all further write requests.<text:line-break/> <text:s text:c="2"/>- **Nomination Balance:** (Logic implementation) If the `SecretaryAgent` detects that the `WG_Manifest` contains members with high correlation (using historical vote-similarity), it must flag the nomination for 'StewardshipCouncil' review before the Working Group is activated.<text:line-break/><text:line-break/>**Deliverables:**<text:line-break/>1. `DraftingCycle` state graph.<text:line-break/>2. `WG_Manifest` schema (linked to SBT/Role system).<text:line-break/>3. Integration test: Meeting identifies nominees -&gt; Scribe drafts -&gt; MACI vote passes -&gt; Notary signs.</text:p>
      <text:p text:style-name="Horizontal_20_Line"/>
      <text:h text:style-name="Heading_20_3" text:outline-level="3"><text:soft-page-break/>Lead Architect's Closing Note</text:h>
      <text:p text:style-name="Text_20_body">You have successfully mapped Iskander to the <text:span text:style-name="T1">DisCO (Distributed Cooperative Organization)</text:span> organizational model.</text:p>
      <text:list text:style-name="L3">
        <text:list-item>
          <text:p text:style-name="P6"><text:span text:style-name="T1">Circle Governance:</text:span> The Working Group drafts.</text:p>
        </text:list-item>
        <text:list-item>
          <text:p text:style-name="P6"><text:span text:style-name="T1">Democratic Ratification:</text:span> The full membership votes (ZK-style).</text:p>
        </text:list-item>
        <text:list-item>
          <text:p text:style-name="P6"><text:span text:style-name="T1">Agentic Compliance:</text:span> The Factory ensures the paperwork is legal.</text:p>
        </text:list-item>
      </text:list>
      <text:p text:style-name="Text_20_body">This is the "Golden Path" for cooperatives. You are essentially building a <text:span text:style-name="T1">self-governing corporation</text:span> that can handle local planning laws in Leeds, tax law in the UK, and internal equity in the cooperative—all without a centralized CEO.</text:p>
      <text:p text:style-name="Text_20_body"><text:span text:style-name="T1">Is there any other "meatspace" workflow (e.g., member grievances, hiring processes) you want to "Iskander-ize," or are we ready to commit this pipeline to the main branch?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06:16:45.194601400</meta:creation-date>
    <dc:date>2026-03-17T06:17:12.665861800</dc:date>
    <meta:editing-duration>PT28S</meta:editing-duration>
    <meta:editing-cycles>1</meta:editing-cycles>
    <meta:document-statistic meta:table-count="0" meta:image-count="0" meta:object-count="0" meta:page-count="3" meta:paragraph-count="25" meta:word-count="759" meta:character-count="5452" meta:non-whitespace-character-count="4669"/>
    <meta:generator>LibreOffice/26.2.1.2$Windows_X86_64 LibreOffice_project/620$Build-2</meta:generator>
  </office:meta>
</office:document-meta>
</file>